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55039" officeooo:paragraph-rsid="000456b8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paragraph-rsid="000456b8"/>
    </style:style>
    <style:style style:name="P3" style:family="paragraph" style:parent-style-name="Standard">
      <style:text-properties officeooo:rsid="00063c0c" officeooo:paragraph-rsid="00063c0c"/>
    </style:style>
    <style:style style:name="T1" style:family="text">
      <style:text-properties officeooo:rsid="000456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seaux S2 Compte Rendu Séance <text:span text:style-name="T1">2</text:span> </text:p>
      <text:p text:style-name="P2"/>
      <text:p text:style-name="P3">Partie 1 :</text:p>
      <text:p text:style-name="P3">1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7T15:52:32.467704214</meta:creation-date>
    <meta:generator>LibreOffice/6.4.7.2$Linux_X86_64 LibreOffice_project/40$Build-2</meta:generator>
    <dc:date>2023-01-17T15:53:51.729736414</dc:date>
    <meta:editing-duration>PT1M19S</meta:editing-duration>
    <meta:editing-cycles>2</meta:editing-cycles>
    <meta:document-statistic meta:table-count="0" meta:image-count="0" meta:object-count="0" meta:page-count="1" meta:paragraph-count="3" meta:word-count="10" meta:character-count="45" meta:non-whitespace-character-count="37"/>
  </office:meta>
</office:document-meta>
</file>